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8694" officeooo:paragraph-rsid="001b8694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8694" officeooo:paragraph-rsid="001b869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8059" officeooo:paragraph-rsid="001e805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officeooo:rsid="001b8694"/>
    </style:style>
    <style:style style:name="T5" style:family="text">
      <style:text-properties officeooo:rsid="001c37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30th</text:span> of <text:span text:style-name="T3">August</text:span> 202<text:span text:style-name="T4">2</text:span> under the <text:span text:style-name="T4">23rd</text:span> PA Meeting.</text:p>
      <text:p text:style-name="P1"/>
      <text:p text:style-name="P1">The Assembly, recognising the current situation,</text:p>
      <text:p text:style-name="P1"/>
      <text:p text:style-name="P2">Constitutes the need to import the castle/island of Liberdade from the second to the current server at a far away place. Panda wants to play on the server but feels that there is nothing that motivates him, and for a long time he as been asking yoran if <text:span text:style-name="T5">I</text:span> can do it, so now im asking you if the CotS can do it. The plans of for the castle is for panda to continue to upgrade the castle/island but keeping <text:s/>the claim in the reasonable size/boundary of the land to be imported.</text:p>
      <text:p text:style-name="P2">Size of import: Y 1024 X 512</text:p>
      <text:p text:style-name="P2"/>
      <text:p text:style-name="P5">This is only to be executed when RedPanda_4 reaches an activity index of 2.50 on Player Analytics.</text:p>
      <text:p text:style-name="P5">No entities, chest contents, etc. are to be imported. Just the building.</text:p>
      <text:p text:style-name="P1"/>
      <text:p text:style-name="P1">And proceeds.</text:p>
      <text:p text:style-name="P1"/>
      <text:p text:style-name="P1">Signed by,</text:p>
      <text:p text:style-name="P2">RedPanda_4</text:p>
      <text:p text:style-name="P2">FVerndari</text:p>
      <text:p text:style-name="P2">Comradedoggo_22</text:p>
      <text:p text:style-name="P1"/>
      <text:p text:style-name="P1"/>
      <text:p text:style-name="P1"/>
      <text:p text:style-name="Standard"><text:span text:style-name="T1">[</text:span><text:span text:style-name="T2">Motion 23-1: To import the island of Liberdad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31T20:28:39.626640021</dc:date>
    <meta:editing-duration>PT10M43S</meta:editing-duration>
    <meta:editing-cycles>9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12" meta:word-count="164" meta:character-count="912" meta:non-whitespace-character-count="759"/>
  </office:meta>
</office:document-meta>
</file>